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39d1d"/>
    </style:style>
    <style:style style:name="T2" style:family="text">
      <style:text-properties officeooo:rsid="000417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ySQL</text:p>
      <text:p text:style-name="Standard"/>
      <text:p text:style-name="Standard"><text:span text:style-name="T1">1 - </text:span>MySQL SELECT - селектира дадена част от информацията в базата</text:p>
      <text:p text:style-name="Standard"><text:span text:style-name="T1">1 - </text:span>MySQL WHERE - филтрира информацията по някакво условие</text:p>
      <text:p text:style-name="Standard"><text:span text:style-name="T1">0- </text:span>MySQL AND, OR, NOT - например where (условие) AND/OR (условие); например (дадено поле) IS NOT NULL</text:p>
      <text:p text:style-name="Standard"><text:span text:style-name="T1">1 - </text:span>MySQL ORDER BY - подрежда информацията по някакъв критерии</text:p>
      <text:p text:style-name="Standard"><text:span text:style-name="T1">1 - </text:span>MySQL INSERT INTO - вкарва информация в таблица</text:p>
      <text:p text:style-name="Standard"><text:span text:style-name="T1">1 - </text:span>MySQL NULL Values - нещо не съществува (не е същото като просто нула)</text:p>
      <text:p text:style-name="Standard"><text:span text:style-name="T1">1 - </text:span>MySQL UPDATE - променя нещо вече съществуващо в таблицата</text:p>
      <text:p text:style-name="Standard"><text:span text:style-name="T1">1 - </text:span>MySQL DELETE - изтрива нещо съществуващо в таблицата</text:p>
      <text:p text:style-name="Standard"><text:span text:style-name="T1">0 - </text:span>MySQL LIMIT - например LIMIT 1 ще ни изкара само 1 от селектираната информация, т.е. лимитира какво ни се извежда</text:p>
      <text:p text:style-name="Standard"><text:span text:style-name="T1">1 - </text:span>MySQL MIN and MAX - минималната или максималната стойност в дадена колона</text:p>
      <text:p text:style-name="Standard"><text:span text:style-name="T1">1 - </text:span>MySQL COUNT, AVG, SUM - брои по даден критерии, намира сума / средно аритметично на дадена колона</text:p>
      <text:p text:style-name="Standard"><text:span text:style-name="T1">1 - </text:span>MySQL LIKE - сравнява и търси подобие/еднаквост между две стойности</text:p>
      <text:p text:style-name="Standard"><text:span text:style-name="T1">1 - </text:span>MySQL Wildcards - аз знам 2 - "%" нула, един или няколко символа и "_" точно един символ</text:p>
      <text:p text:style-name="Standard"><text:span text:style-name="T1">1 - </text:span>MySQL IN - някаква стойност да се съдържа в точно определен набор от стойности</text:p>
      <text:p text:style-name="Standard"><text:span text:style-name="T1">1 - </text:span>MySQL BETWEEN - стойност да е между 2 граници</text:p>
      <text:p text:style-name="Standard"><text:span text:style-name="T1">0 - </text:span>MySQL Aliases - ако таблицата например е с дълго име, се създава някакво съкращение, чрез което може да се обръщаме към нея</text:p>
      <text:p text:style-name="Standard"><text:span text:style-name="T1">1 - </text:span>MySQL Joins - join-ва две таблици чрез някаква обща колона </text:p>
      <text:p text:style-name="Standard"><text:span text:style-name="T1">0 - </text:span>MySQL INNER JOIN - не съм го ползвала</text:p>
      <text:p text:style-name="Standard"><text:span text:style-name="T1">1 - </text:span>MySQL LEFT JOIN - взима всичко от лявата таблица и добавя тези от дясната, които съвпадат</text:p>
      <text:p text:style-name="Standard"><text:span text:style-name="T2">1 - </text:span>MySQL RIGHT JOIN - обратното left join </text:p>
      <text:p text:style-name="Standard"><text:span text:style-name="T2">0 - </text:span>MySQL CROSS JOIN - не съм го ползвала</text:p>
      <text:p text:style-name="Standard"><text:span text:style-name="T2">0 - </text:span>MySQL Self Join - и това не съм ползвала</text:p>
      <text:p text:style-name="Standard"><text:span text:style-name="T2">1 - </text:span>MySQL UNION - не съм го ползвала, но събира стойностите на няколко select-a</text:p>
      <text:p text:style-name="Standard"><text:span text:style-name="T2">0 - </text:span>MySQL DISTINCT - ако имаме повтарящи се стойности, ще върне само тези, които са уникални</text:p>
      <text:p text:style-name="Standard"><text:span text:style-name="T2">1 - </text:span>MySQL GROUP BY - групира стойности по някакъв критерий</text:p>
      <text:p text:style-name="Standard"/>
      <text:p text:style-name="Standard"><text:span text:style-name="T2">1 - </text:span>MySQL Database - базата данни</text:p>
      <text:p text:style-name="Standard"><text:span text:style-name="T2">1 - </text:span>MySQL Create DB - създава нова база данни, ако не съществува</text:p>
      <text:p text:style-name="Standard"><text:span text:style-name="T2">1 - </text:span>MySQL Drop DB - drop-ва базата данни, ако съществува</text:p>
      <text:p text:style-name="Standard"><text:span text:style-name="T2">1 - </text:span>MySQL Create Table - създаваме таблица, като подаваме име, ключ и стойностите, които ще са вътре - имената и типовете им</text:p>
      <text:p text:style-name="Standard"><text:span text:style-name="T2">1 - </text:span>MySQL Drop Table - изтрива таблица</text:p>
      <text:p text:style-name="Standard"><text:span text:style-name="T2">1 - </text:span>MySQL Alter Table - променя дадена част от таблица</text:p>
      <text:p text:style-name="Standard"><text:span text:style-name="T2">1 - </text:span>MySQL Constraints - задава някакви граници за стойности в таблицата</text:p>
      <text:p text:style-name="Standard"><text:span text:style-name="T2">0 - </text:span>MySQL Not Null - нещо да съществува</text:p>
      <text:p text:style-name="Standard"><text:span text:style-name="T2">1 - </text:span>MySQL Unique - някаква стойност да може да се използва само веднъж</text:p>
      <text:p text:style-name="Standard"><text:span text:style-name="T2">1 - </text:span>MySQL Primary Key - ключът, по който се добавят стойностите в таблицата и по който можем после да се обръщаме към тях, понеже е уникален</text:p>
      <text:p text:style-name="Standard"><text:span text:style-name="T2">0 - </text:span>MySQL Foreign Key - ако дадена таблица наследява друга, по този начин свързваме ключа на първата, с този на втората</text:p>
      <text:p text:style-name="Standard"><text:span text:style-name="T2">1 - </text:span>MySQL Check - проверка</text:p>
      <text:p text:style-name="Standard"><text:soft-page-break/><text:span text:style-name="T2">1 - </text:span>MySQL Default - ако не се зададе специфична стойност, полето ще приеме тази стойност по подразбиране</text:p>
      <text:p text:style-name="Standard"><text:span text:style-name="T2">1 - </text:span>MySQL Auto Increment - автоматично задава нова уникална стойност, когато добавяме в таблицата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9T08:15:51.501128530</meta:creation-date>
    <dc:date>2022-11-29T08:36:34.526528107</dc:date>
    <meta:editing-duration>PT10M32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40" meta:word-count="544" meta:character-count="2837" meta:non-whitespace-character-count="2331"/>
  </office:meta>
</office:document-meta>
</file>